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officeooo:rsid="0024b1af" officeooo:paragraph-rsid="0024b1af"/>
    </style:style>
    <style:style style:name="P3" style:family="paragraph" style:parent-style-name="Standard">
      <style:paragraph-properties fo:line-height="150%"/>
      <style:text-properties style:font-name="Ubuntu" officeooo:rsid="002690cf" officeooo:paragraph-rsid="002690cf"/>
    </style:style>
    <style:style style:name="P4" style:family="paragraph" style:parent-style-name="Standard">
      <style:paragraph-properties fo:line-height="150%"/>
      <style:text-properties style:font-name="Ubuntu" officeooo:rsid="0022c5d9" officeooo:paragraph-rsid="0026f121" fo:background-color="#dddddd"/>
    </style:style>
    <style:style style:name="P5" style:family="paragraph" style:parent-style-name="Standard">
      <style:paragraph-properties fo:line-height="150%"/>
      <style:text-properties style:font-name="Ubuntu" officeooo:rsid="0022c5d9" officeooo:paragraph-rsid="0022c5d9" fo:background-color="#dddddd"/>
    </style:style>
    <style:style style:name="P6" style:family="paragraph" style:parent-style-name="Standard">
      <style:paragraph-properties fo:line-height="150%"/>
      <style:text-properties style:font-name="Ubuntu" officeooo:rsid="0022c5d9" officeooo:paragraph-rsid="0022c5d9"/>
    </style:style>
    <style:style style:name="P7" style:family="paragraph" style:parent-style-name="Standard">
      <style:paragraph-properties fo:line-height="150%"/>
      <style:text-properties style:font-name="Ubuntu" officeooo:rsid="00274413" officeooo:paragraph-rsid="00274413"/>
    </style:style>
    <style:style style:name="P8" style:family="paragraph" style:parent-style-name="Standard">
      <style:paragraph-properties fo:line-height="150%"/>
      <style:text-properties style:font-name="Ubuntu" officeooo:rsid="002ac69e" officeooo:paragraph-rsid="002ac69e"/>
    </style:style>
    <style:style style:name="P9" style:family="paragraph" style:parent-style-name="Standard">
      <style:paragraph-properties fo:line-height="150%"/>
      <style:text-properties style:font-name="Ubuntu" officeooo:rsid="002cdfe4" officeooo:paragraph-rsid="002cdfe4"/>
    </style:style>
    <style:style style:name="P10" style:family="paragraph" style:parent-style-name="Standard">
      <style:paragraph-properties fo:line-height="150%"/>
      <style:text-properties style:font-name="Ubuntu" officeooo:rsid="002cdfe4" officeooo:paragraph-rsid="002cdfe4" fo:background-color="#dddddd"/>
    </style:style>
    <style:style style:name="P11" style:family="paragraph" style:parent-style-name="Standard">
      <style:paragraph-properties fo:line-height="150%"/>
      <style:text-properties officeooo:rsid="00327bd8" officeooo:paragraph-rsid="00327bd8"/>
    </style:style>
    <style:style style:name="P12" style:family="paragraph" style:parent-style-name="Standard">
      <style:paragraph-properties fo:line-height="150%"/>
      <style:text-properties style:font-name="Ubuntu" officeooo:rsid="002dd38d" officeooo:paragraph-rsid="00327bd8" fo:background-color="#dddddd"/>
    </style:style>
    <style:style style:name="P13" style:family="paragraph" style:parent-style-name="Standard">
      <style:paragraph-properties fo:line-height="150%"/>
      <style:text-properties style:font-name="Ubuntu" officeooo:rsid="00327bd8" officeooo:paragraph-rsid="00327bd8"/>
    </style:style>
    <style:style style:name="P14" style:family="paragraph" style:parent-style-name="Standard">
      <style:paragraph-properties fo:line-height="150%"/>
      <style:text-properties style:font-name="Ubuntu" officeooo:rsid="00327bd8" officeooo:paragraph-rsid="00327bd8" fo:background-color="#dddddd"/>
    </style:style>
    <style:style style:name="P15" style:family="paragraph" style:parent-style-name="Standard">
      <style:paragraph-properties fo:line-height="150%"/>
      <style:text-properties style:font-name="Ubuntu" officeooo:rsid="00327bd8" officeooo:paragraph-rsid="00327bd8" fo:background-color="transparent"/>
    </style:style>
    <style:style style:name="P16" style:family="paragraph" style:parent-style-name="Standard">
      <style:paragraph-properties fo:line-height="150%"/>
      <style:text-properties style:font-name="Ubuntu" officeooo:rsid="0036bb3d" officeooo:paragraph-rsid="0036bb3d"/>
    </style:style>
    <style:style style:name="P17" style:family="paragraph" style:parent-style-name="Standard">
      <style:paragraph-properties fo:line-height="150%"/>
      <style:text-properties style:font-name="Ubuntu" officeooo:rsid="0035799e" officeooo:paragraph-rsid="0035799e"/>
    </style:style>
    <style:style style:name="P18" style:family="paragraph" style:parent-style-name="Standard">
      <style:paragraph-properties fo:line-height="150%"/>
      <style:text-properties style:font-name="Ubuntu" officeooo:rsid="0035799e" officeooo:paragraph-rsid="0035799e" fo:background-color="#dddddd"/>
    </style:style>
    <style:style style:name="P19" style:family="paragraph" style:parent-style-name="Standard">
      <style:paragraph-properties fo:line-height="150%"/>
      <style:text-properties style:font-name="Ubuntu" officeooo:rsid="0035799e" officeooo:paragraph-rsid="0035799e" fo:background-color="transparent"/>
    </style:style>
    <style:style style:name="P20" style:family="paragraph" style:parent-style-name="Standard">
      <style:paragraph-properties fo:line-height="150%"/>
      <style:text-properties style:font-name="Ubuntu" officeooo:rsid="0036bb3d" officeooo:paragraph-rsid="0036bb3d" fo:background-color="#dddddd"/>
    </style:style>
    <style:style style:name="P21" style:family="paragraph" style:parent-style-name="Standard">
      <style:paragraph-properties fo:line-height="150%"/>
      <style:text-properties style:font-name="Ubuntu" fo:font-weight="bold" officeooo:rsid="0036bb3d" officeooo:paragraph-rsid="0036bb3d" style:font-weight-asian="bold" style:font-weight-complex="bold"/>
    </style:style>
    <style:style style:name="P22" style:family="paragraph" style:parent-style-name="Standard">
      <style:paragraph-properties fo:line-height="150%"/>
      <style:text-properties style:font-name="Ubuntu" officeooo:rsid="0022c5d9" officeooo:paragraph-rsid="0022c5d9" fo:background-color="#dddddd"/>
    </style:style>
    <style:style style:name="P23" style:family="paragraph" style:parent-style-name="Standard">
      <style:paragraph-properties fo:line-height="150%"/>
      <style:text-properties style:font-name="Ubuntu" officeooo:rsid="0036efb9" officeooo:paragraph-rsid="0036efb9"/>
    </style:style>
    <style:style style:name="P24" style:family="paragraph" style:parent-style-name="Standard">
      <style:paragraph-properties fo:line-height="150%"/>
      <style:text-properties style:font-name="Ubuntu" officeooo:rsid="003784f0" officeooo:paragraph-rsid="003784f0"/>
    </style:style>
    <style:style style:name="P25" style:family="paragraph" style:parent-style-name="Standard">
      <style:paragraph-properties fo:line-height="150%"/>
      <style:text-properties style:font-name="Ubuntu" officeooo:rsid="0037c05a" officeooo:paragraph-rsid="0037c05a"/>
    </style:style>
    <style:style style:name="P26" style:family="paragraph" style:parent-style-name="Standard">
      <style:paragraph-properties fo:line-height="150%"/>
      <style:text-properties style:font-name="Ubuntu" officeooo:rsid="0022c5d9" officeooo:paragraph-rsid="003935c7"/>
    </style:style>
    <style:style style:name="P27" style:family="paragraph" style:parent-style-name="Standard">
      <style:paragraph-properties fo:line-height="150%"/>
      <style:text-properties style:font-name="Ubuntu" officeooo:rsid="003a5381" officeooo:paragraph-rsid="003a5381"/>
    </style:style>
    <style:style style:name="P28" style:family="paragraph" style:parent-style-name="Standard">
      <style:paragraph-properties fo:line-height="150%"/>
      <style:text-properties style:font-name="Ubuntu" officeooo:rsid="003a5381" officeooo:paragraph-rsid="003a5381" fo:background-color="#dddddd"/>
    </style:style>
    <style:style style:name="P29" style:family="paragraph" style:parent-style-name="Standard">
      <style:paragraph-properties fo:line-height="150%"/>
      <style:text-properties style:font-name="Ubuntu" officeooo:rsid="003a55b9" officeooo:paragraph-rsid="003a55b9"/>
    </style:style>
    <style:style style:name="P30" style:family="paragraph" style:parent-style-name="Standard">
      <style:paragraph-properties fo:line-height="150%"/>
      <style:text-properties style:font-name="Ubuntu" officeooo:rsid="003a55b9" officeooo:paragraph-rsid="003a55b9" fo:background-color="#dddddd"/>
    </style:style>
    <style:style style:name="T1" style:family="text">
      <style:text-properties officeooo:rsid="0022c5d9"/>
    </style:style>
    <style:style style:name="T2" style:family="text">
      <style:text-properties officeooo:rsid="0026f121"/>
    </style:style>
    <style:style style:name="T3" style:family="text">
      <style:text-properties officeooo:rsid="003ba76d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2a0131"/>
    </style:style>
    <style:style style:name="T6" style:family="text">
      <style:text-properties officeooo:rsid="002dd38d"/>
    </style:style>
    <style:style style:name="T7" style:family="text">
      <style:text-properties style:font-name="Ubuntu" officeooo:rsid="0030e614"/>
    </style:style>
    <style:style style:name="T8" style:family="text">
      <style:text-properties style:font-name="Ubuntu"/>
    </style:style>
    <style:style style:name="T9" style:family="text">
      <style:text-properties style:font-name="Ubuntu" officeooo:rsid="003ba76d"/>
    </style:style>
    <style:style style:name="T10" style:family="text">
      <style:text-properties fo:background-color="#dddddd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variant="normal" fo:text-transform="none" fo:color="#ffffff" loext:opacity="100%" fo:font-family="'Segoe UI Web (West European)', 'Segoe UI', apple-system, BlinkMacSystemFont, Roboto, 'Helvetica Neue', sans-serif" fo:font-size="12pt" fo:letter-spacing="normal" fo:font-style="normal" fo:font-weight="normal"/>
    </style:style>
    <style:style style:name="T13" style:family="text">
      <style:text-properties fo:font-variant="normal" fo:text-transform="none" fo:color="#ffffff" loext:opacity="100%" fo:font-family="'Segoe UI Web (West European)', 'Segoe UI', apple-system, BlinkMacSystemFont, Roboto, 'Helvetica Neue', sans-serif" fo:font-size="12pt" fo:letter-spacing="normal" fo:font-style="normal" fo:font-weight="normal" officeooo:rsid="0036efb9"/>
    </style:style>
    <style:style style:name="T14" style:family="text">
      <style:text-properties officeooo:rsid="003784f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c4b6c"/>
    </style:style>
    <style:style style:name="T17" style:family="text">
      <style:text-properties officeooo:rsid="003cb1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ypescript para programadores <text:span text:style-name="T1">Funcionais</text:span></text:h>
      <text:p text:style-name="P2">Typescript começou numa tentativa de trazer tipos tradicionalmente orientados a objetos para o javascript, para que programadores pudessem trazer programas tradicionalmente orientados a objeto para a web.</text:p>
      <text:p text:style-name="P2"/>
      <text:p text:style-name="P3">TypeScript separa o tipo da função da sua implementação. Mesmo ao declarar apenas o tipo, a sintaxe exige nomes para os parâmetros, pois o tipo de função imita a escrita de uma função real. No <text:span text:style-name="T2">exemplo abaixo a primeira parte que retorna eny é apenas a declaração dos tipos que a função vai receber e retornar, </text:span><text:span text:style-name="T3">sendo que</text:span><text:span text:style-name="T2"> a, b e o retorno precisa ser do tipo number:</text:span></text:p>
      <text:p text:style-name="P4">let fst: (a: <text:span text:style-name="T2">number</text:span>, b: <text:span text:style-name="T2">number</text:span>) =&gt; <text:span text:style-name="T2">number</text:span> = (a, b) =&gt; a</text:p>
      <text:p text:style-name="P5">let fst: &lt;T, U&gt;(a: T, b: U) =&gt; T = (a, b) =&gt; a</text:p>
      <text:p text:style-name="P6"/>
      <text:p text:style-name="P7">Funciona do mesmo jeito para objetos. Sintaxe de tipo literal de objeto espelha precisamente a sintaxe de valor de objeto literal:</text:p>
      <text:p text:style-name="P7"><text:span text:style-name="T4">let o: { n: number; xs: object[] } = { n: 1, xs: [] }</text:span></text:p>
      <text:h text:style-name="P1" text:outline-level="3">Ti<text:span text:style-name="T5">pagem Gradual</text:span></text:h>
      <text:p text:style-name="P8">O tipo any é usado sempre que não for possível definir o tipo de uma expressão. Chamar o any de um tipo é exagero, ele apenas desativa o verificador de tipo onde quer que apareça, <text:span text:style-name="T3">então não é recomendado</text:span>.</text:p>
      <text:p text:style-name="P6"/>
      <text:p text:style-name="P6"><text:span text:style-name="T6">C</text:span>om "noImplicitAny": false no tsconfig.json, anys: any[]</text:p>
      <text:p text:style-name="P5">const anys = [] </text:p>
      <text:p text:style-name="P5">anys.push(1) </text:p>
      <text:p text:style-name="P5">anys.push('oh não') </text:p>
      <text:p text:style-name="P5">anys.push({ qualquer: 'coisa' }) </text:p>
      <text:p text:style-name="P6"/>
      <text:p text:style-name="P9">É possível usar expressões do tipo any em qualquer lugar:</text:p>
      <text:p text:style-name="P5">anys.map(anys[1]);</text:p>
      <text:p text:style-name="P6"/>
      <text:p text:style-name="P9">Any tambem é contagioso, se inicializar uma variável com uma expressão do tipo any, a variável ficará com o tipo any também:</text:p>
      <text:p text:style-name="P10"><text:soft-page-break/>let sepsis = anys[0] + anys[1];</text:p>
      <text:p text:style-name="P9"/>
      <text:p text:style-name="P9">Para ter um erro quando o Typescript produzir um any, use "noImplicitAny": true, ou "strict": true no tsconfig.json.</text:p>
      <text:h text:style-name="P1" text:outline-level="3">Tipagem Estrutural</text:h>
      <text:p text:style-name="P11"><text:span text:style-name="T7">O </text:span><text:span text:style-name="T8">codigo a </text:span><text:span text:style-name="T9">baixo</text:span><text:span text:style-name="T8"> da certo porque o o2 apenas exige que x seja uma string, ele não se importa com o extra, porque ele lê o tipo, se o tipo é o certo ele aceita:</text:span></text:p>
      <text:p text:style-name="P12">@strict: false</text:p>
      <text:p text:style-name="P12">let o = { x: 'olá', extra: 1 } </text:p>
      <text:p text:style-name="P12">let o2: { x: string } = o </text:p>
      <text:p text:style-name="P13"/>
      <text:p text:style-name="P13">Não importa se é um type, interface ou class, ou se o nome deles são diferentes, o t<text:span text:style-name="T3">ype</text:span>s<text:span text:style-name="T3">cript</text:span> apenas lê o tipo que eles possuem, se o tipo é o mesmo então tá tudo certo: </text:p>
      <text:p text:style-name="P14">type Um = { p: string } </text:p>
      <text:p text:style-name="P14">interface Dois {</text:p>
      <text:p text:style-name="P14"><text:tab/>p: string </text:p>
      <text:p text:style-name="P14">}</text:p>
      <text:p text:style-name="P14"/>
      <text:p text:style-name="P14">class Tres { </text:p>
      <text:p text:style-name="P14"><text:tab/>p = 'Olá' </text:p>
      <text:p text:style-name="P14">}</text:p>
      <text:p text:style-name="P15"/>
      <text:p text:style-name="P14">let x: Um = { p: 'oi' };</text:p>
      <text:p text:style-name="P14">let dois: Dois = x;</text:p>
      <text:p text:style-name="P13"><text:span text:style-name="T10">dois = new Tres();</text:span></text:p>
      <text:h text:style-name="P1" text:outline-level="3">Uniões</text:h>
      <text:p text:style-name="P16">União (|) é um tipo que permite mais de um tipo possível, ou seja, o valor pode ser um tipo ou outro.</text:p>
      <text:p text:style-name="P16"/>
      <text:p text:style-name="P17"><text:soft-page-break/>No typescript, tipos união não vem com um tipo embutido, para saber qual tipo esta sendo usado, é preciso verificar manualmente usando typeof, .isArray(), instanceof ou propriedades do objeto:</text:p>
      <text:p text:style-name="P18">function começar( </text:p>
      <text:p text:style-name="P18"><text:span text:style-name="T11"><text:tab/></text:span>arg: string | string[] | (() =&gt; string) | { s: string }</text:p>
      <text:p text:style-name="P18">): string {</text:p>
      <text:p text:style-name="P18"><text:span text:style-name="T11"><text:tab/></text:span>// isso é super comum em Javascript</text:p>
      <text:p text:style-name="P18"><text:span text:style-name="T11"><text:tab/></text:span>if (typeof arg === 'string') {</text:p>
      <text:p text:style-name="P18"><text:span text:style-name="T11"><text:tab/><text:tab/></text:span>return casoComum(arg);</text:p>
      <text:p text:style-name="P18"><text:span text:style-name="T11"><text:tab/></text:span>} else if (Array.isArray(arg)) {</text:p>
      <text:p text:style-name="P18"><text:span text:style-name="T11"><text:tab/><text:tab/></text:span>return arg.map(casoComum).join(',');</text:p>
      <text:p text:style-name="P18"><text:span text:style-name="T11"><text:tab/></text:span>} else if (typeof arg === 'function') {</text:p>
      <text:p text:style-name="P18"><text:span text:style-name="T11"><text:tab/><text:tab/></text:span>return casoComum(arg());</text:p>
      <text:p text:style-name="P18"><text:span text:style-name="T11"><text:tab/></text:span>} else {</text:p>
      <text:p text:style-name="P18"><text:span text:style-name="T11"><text:tab/><text:tab/></text:span>return casoComum(arg.s);</text:p>
      <text:p text:style-name="P18"><text:span text:style-name="T11"><text:tab/></text:span>}</text:p>
      <text:p text:style-name="P19"><text:s/></text:p>
      <text:p text:style-name="P18"><text:span text:style-name="T11"><text:tab/></text:span>function casoComum(s: string): string {</text:p>
      <text:p text:style-name="P18"><text:span text:style-name="T11"><text:tab/><text:tab/></text:span>// finalmente, apenas converta uma string para outra string</text:p>
      <text:p text:style-name="P18"><text:span text:style-name="T11"><text:tab/><text:tab/></text:span>return s;</text:p>
      <text:p text:style-name="P18"><text:span text:style-name="T11"><text:tab/></text:span>}</text:p>
      <text:p text:style-name="P18">}</text:p>
      <text:p text:style-name="P6"/>
      <text:p text:style-name="P16"><text:span text:style-name="T3">S</text:span>tring, array e function podem ser identificados em runtime (typeof, isArray) e o que sobra cai no else como objeto, mas alguns tipos não tem como ser identificado em runtime (tempo de execução), por isso, para código novo é melhor usar uniões discriminadas, ou seja, com uma propriedade “tag” clara para identificar o tipo: </text:p>
      <text:p text:style-name="P20">type txt = { kind: ‘texto’}</text:p>
      <text:p text:style-name="P20">type dado = txt </text:p>
      <text:p text:style-name="P20">if(dado.kind === ‘texto’) </text:p>
      <text:p text:style-name="P6"/>
      <text:p text:style-name="P6"/>
      <text:p text:style-name="P6"/>
      <text:p text:style-name="P6"/>
      <text:p text:style-name="P21"><text:soft-page-break/>Tipos com predicados nativos:</text:p>
      <text:p text:style-name="P16">Tipo<text:tab/> <text:s text:c="12"/>Predicado</text:p>
      <text:p text:style-name="P16">string<text:tab/> <text:s text:c="12"/>typeof s === "string"</text:p>
      <text:p text:style-name="P16">number<text:tab/> <text:s text:c="3"/>typeof n === "number"</text:p>
      <text:p text:style-name="P16">bigint <text:s text:c="4"/><text:tab/> <text:s text:c="3"/>typeof m === "bigint"</text:p>
      <text:p text:style-name="P16">boolean<text:tab/> <text:s text:c="3"/>typeof b === "boolean"</text:p>
      <text:p text:style-name="P16">symbol<text:tab/> <text:s text:c="3"/>typeof g === "symbol"</text:p>
      <text:p text:style-name="P16">undefined<text:tab/> <text:s text:c="3"/>typeof undefined === "undefined"</text:p>
      <text:p text:style-name="P16">function<text:tab/> <text:s text:c="3"/>typeof f === "function"</text:p>
      <text:p text:style-name="P16">array<text:tab/> <text:s text:c="12"/>Array.isArray(a)</text:p>
      <text:p text:style-name="P16">object<text:tab/> <text:s text:c="3"/>typeof o === "object"</text:p>
      <text:h text:style-name="P1" text:outline-level="3">Interseções</text:h>
      <text:p text:style-name="P6"><text:span text:style-name="T12">Em adição a uniões, Typescript também tem intersecções, </text:span><text:span text:style-name="T13">que em vez de ser uma coisa ou outra é uma coisa e outra</text:span><text:span text:style-name="T12">:</text:span></text:p>
      <text:p text:style-name="P22">type Combinada = { a: number } &amp; { b: string } </text:p>
      <text:p text:style-name="P22">type Conflitante = { a: number } &amp; { a: string } </text:p>
      <text:p text:style-name="P6"/>
      <text:p text:style-name="P23"><text:span text:style-name="T10">Combinada</text:span> ficará com um único objeto que possui duas propriedades. Interseções e uniões são recursivas em casos de conflito, então o resultado da propriedade <text:span text:style-name="T10">a</text:span> no <text:span text:style-name="T10">Conflitante</text:span> será number &amp; string: <text:span text:style-name="T10">Conflitante.a: number &amp; string</text:span></text:p>
      <text:h text:style-name="P1" text:outline-level="3">Tipos Unitários</text:h>
      <text:p text:style-name="P23">Tipos unitários são subtipos de tipos primitivos que contem exatamente um valor <text:span text:style-name="T14">específico</text:span>, <text:span text:style-name="T14">ou seja, cada tipo unitário aceita um único valor específico, a união deles aceita vários valores específicos:</text:span></text:p>
      <text:p text:style-name="P24"><text:span text:style-name="T15">Tipo unitário:</text:span> type sucesso = <text:span text:style-name="T10">“sucesso”</text:span></text:p>
      <text:p text:style-name="P24"><text:span text:style-name="T15">União de tipos unitários:</text:span> <text:span text:style-name="T10">type estado = “sucesso” | “fracasso”</text:span></text:p>
      <text:p text:style-name="P23"/>
      <text:p text:style-name="P25"><text:span text:style-name="T16">S</text:span>e usar let em um tipo unitário, o t<text:span text:style-name="T16">ype</text:span>s<text:span text:style-name="T16">cript</text:span> vai identificar o tipo da variável não seu valor: <text:span text:style-name="T10">let s = “esquerda”</text:span> ← reconhece como string em vez de <text:span text:style-name="T10">“esquerda”</text:span></text:p>
      <text:p text:style-name="P6"/>
      <text:h text:style-name="P1" text:outline-level="3"><text:soft-page-break/>Tipagem contextual </text:h>
      <text:p text:style-name="P6"><text:span text:style-name="T16">É</text:span> quando o TypeScript descobre o tipo pelo contexto onde o valor é usado, sem você escrever o tipo:</text:p>
      <text:p text:style-name="P22">const fn: (n: number) =&gt; string = n =&gt; n.toString() </text:p>
      <text:p text:style-name="P6"/>
      <text:p text:style-name="P6"><text:span text:style-name="T16">O</text:span> tipo de <text:span text:style-name="T10">n</text:span> vem do contexto <text:span text:style-name="T10">(n: number) =&gt; string</text:span>, você não precisou escrever <text:span text:style-name="T10">n: number</text:span> na arrow function.</text:p>
      <text:h text:style-name="P1" text:outline-level="3">Apelidos de Tipos</text:h>
      <text:p text:style-name="P26">Um apelido de tipo é só um nome alternativo para um tipo existente.<text:line-break/>Ele não cria um tipo novo, só facilita a leitura. <text:span text:style-name="T10">Tamanho</text:span> é apenas outro nome para <text:span text:style-name="T10">[number, number]</text:span>:<text:line-break/><text:line-break/><text:span text:style-name="T10">type Tamanho = [number, number]</text:span></text:p>
      <text:p text:style-name="P6"/>
      <text:p text:style-name="P6">Aqui o <text:span text:style-name="T17">typescript</text:span> simula um tipo diferente, só em tempo de compilação:<text:line-break/><text:span text:style-name="T10">type FString = string &amp; { __compileTimeOnly: any }</text:span></text:p>
      <text:p text:style-name="P6"/>
      <text:p text:style-name="P6"><text:span text:style-name="T10">FString</text:span> é uma string, mas o <text:span text:style-name="T17">typescript</text:span> trata como mais específica, <text:span text:style-name="T10">FString</text:span> → pode virar <text:span text:style-name="T10">string</text:span>, <text:span text:style-name="T10">string</text:span> → não pode virar <text:span text:style-name="T10">FString</text:span></text:p>
      <text:h text:style-name="P1" text:outline-level="3">Uniões Discriminadas</text:h>
      <text:p text:style-name="P27">É uma união de tipos de objeto onde todos tem uma mesma propriedade (o discriminante) e cada um tem um valor fixo diferente nessa propriedade, o t<text:span text:style-name="T17">ypescript</text:span> usa esse valor para saber qual tipo esta em uso: o discriminante é o <text:span text:style-name="T10">status</text:span>, se for <text:span text:style-name="T10">ok</text:span> ele sabe que tá usando o primeiro tipo, se for <text:span text:style-name="T10">erro</text:span> sabe que é o segundo, então a segunda propriedade muda (data e mensagem).</text:p>
      <text:p text:style-name="P28">type Resultado =</text:p>
      <text:p text:style-name="P28"><text:span text:style-name="T11"><text:s text:c="2"/></text:span>| { status: 'ok'; data: string }</text:p>
      <text:p text:style-name="P28"><text:span text:style-name="T11"><text:s text:c="2"/></text:span>| { status: 'erro'; mensagem: string }</text:p>
      <text:p text:style-name="P28"/>
      <text:p text:style-name="P28">function tratar(r: Resultado) {</text:p>
      <text:p text:style-name="P28"><text:span text:style-name="T11"><text:s text:c="2"/></text:span>if (r.status === 'ok') {</text:p>
      <text:p text:style-name="P28"><text:span text:style-name="T11"><text:s text:c="4"/></text:span>return r.data</text:p>
      <text:p text:style-name="P28"><text:soft-page-break/><text:span text:style-name="T11"><text:s text:c="2"/></text:span>} else {</text:p>
      <text:p text:style-name="P28"><text:span text:style-name="T11"><text:s text:c="4"/></text:span>return r.mensagem</text:p>
      <text:p text:style-name="P28"><text:span text:style-name="T11"><text:s text:c="2"/></text:span>}</text:p>
      <text:p text:style-name="P28">}</text:p>
      <text:p text:style-name="P6"/>
      <text:p text:style-name="P27"><text:span text:style-name="T17">É</text:span> basicamente vários objetos separados por ou (|), e com uma mesma propriedade com valor diferente, onde dependendo do valor ele sabe qual objeto está em uso</text:p>
      <text:h text:style-name="P1" text:outline-level="3">Parametros de Tipo</text:h>
      <text:p text:style-name="P29">São genéricos, permitem que uma função funcione com vários tipos, são convencionalmente letras maiúsculas únicas:</text:p>
      <text:p text:style-name="P29"/>
      <text:p text:style-name="P30">function identidade&lt;T&gt;(valor: T): T {</text:p>
      <text:p text:style-name="P30"><text:span text:style-name="T11"><text:s text:c="2"/></text:span>return valor</text:p>
      <text:p text:style-name="P30">}</text:p>
      <text:p text:style-name="P29"/>
      <text:p text:style-name="P29">O tipo de entrada é o mesmo do retorno. Genéricos só fazem sentido quando conectam tipos. Se não conectam nada, não precisam existir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1:54:17.434156700</meta:creation-date>
    <dc:date>2026-01-18T15:45:55.703649900</dc:date>
    <meta:editing-duration>PT4H24M18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6" meta:paragraph-count="109" meta:word-count="1123" meta:character-count="6417" meta:non-whitespace-character-count="5266"/>
  </office:meta>
</office:document-meta>
</file>